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Heading_20_2">
      <style:text-properties style:font-name="Liberation Serif"/>
    </style:style>
    <style:style style:name="P3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2"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423348358"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717779144"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3"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49M52S</meta:editing-duration>
    <meta:editing-cycles>917</meta:editing-cycles>
    <meta:generator>LibreOffice/6.1.6.3$Linux_X86_64 LibreOffice_project/5896ab1714085361c45cf540f76f60673dd96a72</meta:generator>
    <dc:date>2019-10-29T23:26:35.815094706</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SrchAttributes,Repl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SrchAttributes,Repl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Then
		shrinkPageContent = false
		oViewCursor.gotoRange(oViewCurInitPosition,false)
		Exit Sub	
	EndIf
	If oSaveEndSelection.Text.supportsService("com.sun.star.text.Endnote") OR oSaveEndSelection.Text.supportsService("com.sun.star.text.Footnote")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stringValue1 As String
	dim stringValue2 As String
	Dim oSearch
	Dim oTextCursor As Object 
	Dim oViewCursor As Object
	Dim lineIndent
	Dim replace As Boolean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replace = true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